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cc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6600ff" fo:font-weight="bold" style:font-weight-asian="bold" style:font-weight-complex="bold"/>
    </style:style>
    <style:style style:name="ce5" style:family="table-cell" style:parent-style-name="Default">
      <style:text-properties fo:color="#6600ff"/>
    </style:style>
    <style:style style:name="ce6" style:family="table-cell" style:parent-style-name="Default" style:data-style-name="N111"/>
    <style:style style:name="ce7" style:family="table-cell" style:parent-style-name="Default" style:data-style-name="N2">
      <style:text-properties fo:color="#00cc00"/>
    </style:style>
    <style:style style:name="ce8" style:family="table-cell" style:parent-style-name="Default" style:data-style-name="N111">
      <style:text-properties fo:color="#800000"/>
    </style:style>
    <style:style style:name="ce9" style:family="table-cell" style:parent-style-name="Default">
      <style:text-properties fo:color="#00cc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DATASET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Default" table:formula="of:=COUNT([.C2:.C7]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. Dev.</text:p>
          </table:table-cell>
          <table:table-cell table:style-name="ce6" table:formula="of:=STDEV([.C2:.C7])" office:value-type="float" office:value="1.73944435572589" calcext:value-type="float">
            <text:p>1.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. Err.</text:p>
          </table:table-cell>
          <table:table-cell table:style-name="ce6" table:formula="of:=[.C10]/SQRT([.C9])" office:value-type="float" office:value="0.710125184582112" calcext:value-type="float">
            <text:p>0.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rıtical value (95%)</text:p>
          </table:table-cell>
          <table:table-cell table:style-name="ce7" table:formula="of:=LEGACY.NORMSINV(0.975)" office:value-type="float" office:value="1.95996398454005" calcext:value-type="float">
            <text:p>1.96</text:p>
          </table:table-cell>
          <table:table-cell table:style-name="ce9" office:value-type="string" calcext:value-type="string">
            <text:p>Usually looked up from table</text:p>
          </table:table-cell>
        </table:table-row>
        <table:table-row table:style-name="ro1">
          <table:table-cell/>
          <table:table-cell table:style-name="ce1" office:value-type="string" calcext:value-type="string">
            <text:p>Mean</text:p>
          </table:table-cell>
          <table:table-cell table:style-name="ce6" table:formula="of:=AVERAGE([.C2:.C7])" office:value-type="float" office:value="8.41666666666667" calcext:value-type="float">
            <text:p>8.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95% confidence interval</text:p>
          </table:table-cell>
          <table:table-cell table:style-name="ce8" table:formula="of:=[.C13]-[.C12]*[.C11]" office:value-type="float" office:value="7.02484688037087" calcext:value-type="float">
            <text:p>7.0</text:p>
          </table:table-cell>
          <table:table-cell table:style-name="ce8" table:formula="of:=[.C11]*[.C12]+[.C13]" office:value-type="float" office:value="9.80848645296246" calcext:value-type="float">
            <text:p>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5:05:32.618295668</meta:creation-date>
    <dc:date>2015-03-13T18:22:39.339717778</dc:date>
    <meta:editing-duration>PT5M52S</meta:editing-duration>
    <meta:editing-cycles>1</meta:editing-cycles>
    <meta:document-statistic meta:table-count="1" meta:cell-count="21" meta:object-count="0"/>
    <meta:generator>LibreOffice/4.2.7.2$Linux_X86_64 LibreOffice_project/420m0$Build-2</meta:generator>
  </office:meta>
</office:document-meta>
</file>